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3"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4"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5"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6"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7"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 style:family="paragraph" style:parent-style-name="Heading_20_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0" style:family="paragraph" style:parent-style-name="Heading_20_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1" style:family="paragraph" style:parent-style-name="Heading_20_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2" style:family="paragraph" style:parent-style-name="Heading_20_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3" style:family="paragraph" style:parent-style-name="Heading_20_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4" style:family="paragraph" style:parent-style-name="Heading_20_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5" style:family="paragraph" style:parent-style-name="Heading_20_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6" style:family="paragraph" style:parent-style-name="Heading_20_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7" style:family="paragraph" style:parent-style-name="Heading_20_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8" style:family="paragraph" style:parent-style-name="Heading_20_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9"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0"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1" style:family="paragraph" style:parent-style-name="Preformatted_20_Text"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2" style:family="paragraph" style:parent-style-name="Preformatted_20_Text">
      <style:paragraph-properties fo:margin-left="0in" fo:margin-right="0in" fo:margin-top="0in" fo:margin-bottom="0in" style:contextual-spacing="false" fo:line-height="114%" fo:orphans="2" fo:widows="2" fo:text-indent="0in" style:auto-text-indent="false" fo:break-before="auto" fo:break-after="auto" fo:padding="0in" fo:border="none" fo:keep-with-next="auto"/>
    </style:style>
    <style:style style:name="P23" style:family="paragraph" style:parent-style-name="Preformatted_20_Text"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4" style:family="paragraph" style:parent-style-name="Preformatted_20_Text">
      <style:paragraph-properties fo:margin-left="0in" fo:margin-right="0in" fo:margin-top="0in" fo:margin-bottom="0in" style:contextual-spacing="false" fo:line-height="114%" fo:orphans="2" fo:widows="2" fo:break-before="auto" fo:break-after="auto" fo:padding="0in" fo:border="none" fo:keep-with-next="auto"/>
    </style:style>
    <style:style style:name="P25" style:family="paragraph" style:parent-style-name="Preformatted_20_Text" style:list-style-name="L3">
      <style:paragraph-properties fo:margin-left="0in" fo:margin-right="0in" fo:margin-top="0in" fo:margin-bottom="0in" style:contextual-spacing="false" fo:line-height="114%" fo:orphans="2" fo:widows="2" fo:text-indent="0in" style:auto-text-indent="false" fo:break-before="auto" fo:break-after="auto" fo:padding="0in" fo:border="none" fo:keep-with-next="auto"/>
    </style:style>
    <style:style style:name="P26" style:family="paragraph" style:parent-style-name="Preformatted_20_Text"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 style:family="paragraph" style:parent-style-name="Preformatted_20_Text"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 style:family="paragraph" style:parent-style-name="Preformatted_20_Text" style:list-style-name="L3">
      <style:paragraph-properties fo:margin-left="0in" fo:margin-right="0in" fo:margin-top="0in" fo:margin-bottom="0in" style:contextual-spacing="false" fo:line-height="114%" fo:orphans="2" fo:widows="2" fo:break-before="auto" fo:break-after="auto" fo:padding="0in" fo:border="none" fo:keep-with-next="auto"/>
    </style:style>
    <style:style style:name="P29"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0"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31"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32"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3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3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35"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3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37"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38"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39"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0"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1"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2"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3"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4"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5"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6"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7"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8"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49"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50"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51"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52"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53"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54"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55" style:family="paragraph" style:parent-style-name="Text_20_body">
      <style:paragraph-properties fo:margin-left="0in" fo:margin-right="0in" fo:margin-top="0in" fo:margin-bottom="0in" style:contextual-spacing="false" fo:line-height="114%" fo:orphans="2" fo:widows="2" fo:text-indent="0in" style:auto-text-indent="false" fo:padding="0in" fo:border="none"/>
      <style:text-properties fo:color="#1b1c1d" loext:opacity="100%" style:font-name="Google Sans Text" officeooo:rsid="001a2a13" officeooo:paragraph-rsid="001a2a13"/>
    </style:style>
    <style:style style:name="P56"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7"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8"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9"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0"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1"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2"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style>
    <style:style style:name="P6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5"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6"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7"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8"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9"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0"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1"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2"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3"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4" style:family="paragraph" style:parent-style-name="Text_20_body">
      <style:paragraph-properties fo:margin-left="0in" fo:margin-right="0in" fo:margin-top="0in" fo:margin-bottom="0in" style:contextual-spacing="false" fo:line-height="114%" fo:orphans="2" fo:widows="2" fo:text-indent="0in" style:auto-text-indent="false"/>
      <style:text-properties fo:color="#575b5f" loext:opacity="100%" style:font-name="Google Sans Text" loext:padding="0in" loext:border="none"/>
    </style:style>
    <style:style style:name="P75" style:family="paragraph" style:parent-style-name="Text_20_body" style:list-style-name="L3">
      <style:paragraph-properties fo:margin-left="0in" fo:margin-right="0in" fo:margin-top="0in" fo:margin-bottom="0in" style:contextual-spacing="false" fo:line-height="114%" fo:orphans="2" fo:widows="2" fo:text-indent="0in" style:auto-text-indent="false" fo:break-before="auto" fo:break-after="auto" fo:padding="0in" fo:border="none" fo:keep-with-next="auto"/>
      <style:text-properties fo:color="#575b5f" loext:opacity="100%" style:font-name="Google Sans Text" loext:padding="0in" loext:border="none"/>
    </style:style>
    <style:style style:name="T1" style:family="text">
      <style:text-properties fo:font-weight="bold" loext:padding="0in" loext:border="none"/>
    </style:style>
    <style:style style:name="T2" style:family="text">
      <style:text-properties fo:font-weight="bold" officeooo:rsid="001a2a13" loext:padding="0in" loext:border="none"/>
    </style:style>
    <style:style style:name="T3" style:family="text">
      <style:text-properties fo:color="#1b1c1d" loext:opacity="100%" style:font-name="Google Sans Text"/>
    </style:style>
    <style:style style:name="T4" style:family="text">
      <style:text-properties fo:color="#1b1c1d" loext:opacity="100%" style:font-name="Google Sans Text" fo:font-weight="bold" loext:padding="0in" loext:border="none"/>
    </style:style>
    <style:style style:name="T5" style:family="text">
      <style:text-properties fo:color="#1b1c1d" loext:opacity="100%" style:font-name="Google Sans"/>
    </style:style>
    <style:style style:name="T6" style:family="text">
      <style:text-properties fo:color="#575b5f" loext:opacity="100%" style:font-name="Google Sans Text" loext:padding="0in" loext:border="none"/>
    </style:style>
    <style:style style:name="T7" style:family="text">
      <style:text-properties fo:color="#575b5f" loext:opacity="100%" style:font-name="Google Sans Text" fo:font-weight="bold" loext:padding="0in" loext:border="none"/>
    </style:style>
    <style:style style:name="T8" style:family="text">
      <style:text-properties fo:font-variant="normal" fo:text-transform="none" fo:color="#575b5f" loext:opacity="100%" style:font-name="Google Sans Text" fo:font-size="10.5pt" fo:font-style="normal" fo:font-weight="normal" loext:padding="0in" loext:border="none"/>
    </style:style>
    <style:style style:name="T9" style:family="text">
      <style:text-properties fo:font-variant="normal" fo:text-transform="none" fo:color="#575b5f" loext:opacity="100%" loext:padding="0in" loext:border="none"/>
    </style:style>
    <style:style style:name="T10" style:family="text">
      <style:text-properties fo:font-variant="normal" fo:text-transform="none" fo:color="#d93025" loext:opacity="100%" style:font-name="Google Sans Text" fo:font-size="10.5pt" fo:font-style="normal" fo:font-weight="normal" loext:padding="0in" loext:border="none"/>
    </style:style>
    <style:style style:name="T11" style:family="text">
      <style:text-properties fo:font-variant="normal" fo:text-transform="none" fo:color="#b55908" loext:opacity="100%" style:font-name="Google Sans Text" fo:font-size="10.5pt" fo:font-style="normal" fo:font-weight="normal" loext:padding="0in" loext:border="none"/>
    </style:style>
    <style:style style:name="T12" style:family="text">
      <style:text-properties fo:font-variant="normal" fo:text-transform="none" fo:color="#188038" loext:opacity="100%" style:font-name="Google Sans Text" fo:font-size="10.5pt" fo:font-style="normal" fo:font-weight="normal" loext:padding="0in" loext:border="none"/>
    </style:style>
    <style:style style:name="T13" style:family="text">
      <style:text-properties fo:font-variant="normal" fo:text-transform="none" fo:color="#8430ce" loext:opacity="100%" style:font-name="Google Sans Text" fo:font-size="10.5pt" fo:font-style="normal" fo:font-weight="normal" loext:padding="0in" loext:border="none"/>
    </style:style>
    <style:style style:name="T14" style:family="text">
      <style:text-properties fo:font-variant="normal" fo:text-transform="none" fo:color="#1967d2" loext:opacity="100%" style:font-name="Google Sans Text" fo:font-size="10.5pt" fo:font-style="normal" fo:font-weight="normal" loext:padding="0in" loext:border="none"/>
    </style:style>
    <style:style style:name="T15" style:family="text">
      <style:text-properties fo:font-variant="normal" fo:text-transform="none" fo:color="#5f6368" loext:opacity="100%" style:font-name="Google Sans Text" fo:font-size="10.5pt" fo:font-style="normal" fo:font-weight="normal" loext:padding="0in" loext:border="non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section text:style-name="Sect1" text:name="model-response-message-contentr_43091210df9584d1">
        <text:p text:style-name="Horizontal_20_Line"/>
        <text:h text:style-name="P7" text:outline-level="3"><text:span text:style-name="T2">NAMA:REZA PERDIANSYAH</text:span></text:h>
        <text:p text:style-name="P55"><text:span text:style-name="T2">K</text:span><text:span text:style-name="T1">ELAS: XI PPLG 2</text:span></text:p>
        <text:p text:style-name="Horizontal_20_Line"/>
        <text:h text:style-name="P1" text:outline-level="3">DAFTAR ISI</text:h>
        <text:p text:style-name="P33"><text:span text:style-name="T1">HALAMAN JUDUL</text:span> ........................................................................................................ i</text:p>
        <text:p text:style-name="P33"><text:span text:style-name="T1">DAFTAR ISI</text:span> ................................................................................................................... ii</text:p>
        <text:p text:style-name="P29">BAB 1: ARSITEKTUR LANDING PAGE YANG EFEKTIF ....................................... 1</text:p>
        <text:p text:style-name="P29">1.1 Analogi Sebuah Etalase Digital ............................................................................. 1</text:p>
        <text:p text:style-name="P29">1.2 Anatomi Fungsional Landing Page ........................................................................ 1</text:p>
        <text:p text:style-name="P29">BAB 2: PERAN VITAL META TAG SEBAGAI IDENTITAS DIGITAL ...................... 3</text:p>
        <text:p text:style-name="P29">2.1 Meta Tag sebagai Kartu Identitas Halaman .......................................................... 3</text:p>
        <text:p text:style-name="P29">2.2 Kategori Utama Meta Tag ..................................................................................... 3</text:p>
        <text:p text:style-name="P29">2.3 Implementasi dalam Kode .................................................................................... 4</text:p>
        <text:p text:style-name="P29">BAB 3: &lt;div&gt; SEBAGAI KERANGKA LAYOUT FLEKSIBEL ................................. 5</text:p>
        <text:p text:style-name="P29">3.1 Filosofi &lt;div&gt;: Sebuah Kontainer Universal ..................................................... 5</text:p>
        <text:p text:style-name="P29">3.2 Aplikasi Praktis dalam Desain .............................................................................. 5</text:p>
        <text:p text:style-name="P29">BAB 4: EVOLUSI BORDER TABEL: DARI ATRIBUT KE CSS ............................ 7</text:p>
        <text:p text:style-name="P29">4.1 Pendekatan Klasik: Atribut border HTML ....................................................... 7</text:p>
        <text:p text:style-name="P29">4.2 Standar Modern: Kendali Penuh dengan CSS ..................................................... 7</text:p>
        <text:p text:style-name="P29">4.3 Prinsip Penggunaan Tabel yang Benar ................................................................. 8</text:p>
        <text:p text:style-name="P29">SINTESIS DAN REKOMENDASI ............................................................................ 9</text:p>
        <text:p text:style-name="P29">Sintesis Prinsip Inti .................................................................................................... 9</text:p>
        <text:p text:style-name="P29">Rekomendasi Strategis ................................................................................................ 9</text:p>
        <text:p text:style-name="P33"><text:span text:style-name="T1">DAFTAR PUSTAKA</text:span> ..................................................................................................... 10</text:p>
        <text:p text:style-name="Horizontal_20_Line"/>
        <text:h text:style-name="P1" text:outline-level="3">BAB 1: ARSITEKTUR LANDING PAGE YANG EFEKTIF</text:h>
        <text:h text:style-name="P9" text:outline-level="4">1.1 Analogi Sebuah Etalase Digital</text:h>
        <text:p text:style-name="P30"><text:soft-page-break/>Membayangkan sebuah landing page sama seperti membayangkan sebuah etalase toko fisik. Tujuannya tunggal: menarik perhatian pengunjung, menyajikan penawaran terbaik dengan jelas, dan meyakinkan mereka untuk "masuk" atau melakukan tindakan (transaksi). Jika arsitekturnya berantakan, pengunjung akan bingung dan pergi. Oleh karena itu, setiap elemen harus diletakkan dengan tujuan yang jelas.</text:p>
        <text:h text:style-name="P9" text:outline-level="4">1.2 Anatomi Fungsional Landing Page</text:h>
        <text:p text:style-name="P37">Setiap bagian dari "etalase digital" ini memiliki fungsi spesifik yang saling mendukung:</text:p>
        <text:list text:style-name="L1">
          <text:list-item>
            <text:p text:style-name="P43"><text:span text:style-name="T1">Papan Nama dan Peta (Header)</text:span>: Ini adalah identitas utama. Logo di header berfungsi sebagai papan nama toko, sementara menu navigasi (jika ada) bertindak sebagai peta singkat yang memberikan orientasi kepada pengunjung.</text:p>
          </text:list-item>
          <text:list-item>
            <text:p text:style-name="P43"><text:span text:style-name="T1">Pajangan Utama (Hero Section)</text:span>: Bagian ini adalah daya tarik visual pertama. Seperti manekin dengan pakaian terbaik di jendela toko, hero section menampilkan pesan paling kuat dan ajakan bertindak (CTA) yang paling menonjol untuk menciptakan kesan pertama yang tak terlupakan.</text:p>
          </text:list-item>
          <text:list-item>
            <text:p text:style-name="P43"><text:span text:style-name="T1">Ruang Pamer Detail (Konten Utama)</text:span>: Setelah pengunjung tertarik, area ini menyediakan informasi lebih dalam. Di sinilah "brosur" digital disajikan, menjelaskan fitur, manfaat, dan mengapa produk atau layanan ini adalah solusi yang tepat. Seringkali dilengkapi dengan bukti sosial seperti testimoni pelanggan.</text:p>
          </text:list-item>
          <text:list-item>
            <text:p text:style-name="P43"><text:span text:style-name="T1">Informasi Servis (Footer)</text:span>: Bagian ini layaknya meja informasi atau bagian administrasi di belakang toko. Berisi detail kontak, alamat, tautan kebijakan privasi, dan hak cipta. Informasi ini penting untuk membangun kepercayaan dan kredibilitas, meskipun tidak menjadi sorotan utama.</text:p>
          </text:list-item>
        </text:list>
        <text:p text:style-name="Horizontal_20_Line"/>
        <text:h text:style-name="P1" text:outline-level="3">BAB 2: PERAN VITAL META TAG SEBAGAI IDENTITAS DIGITAL</text:h>
        <text:h text:style-name="P9" text:outline-level="4">2.1 Meta Tag sebagai Kartu Identitas Halaman</text:h>
        <text:p text:style-name="P30">Jika sebuah halaman web adalah individu di dunia digital yang luas, maka meta tag adalah kartu identitasnya. Informasi ini tidak terlihat oleh pengunjung yang melihat halaman secara langsung, namun sangat penting bagi "pihak berwenang" di internet, yaitu browser dan mesin pencari. Tanpa meta tag yang benar, sebuah halaman bisa salah diinterpretasikan atau bahkan tidak terlihat sama sekali.</text:p>
        <text:h text:style-name="P9" text:outline-level="4">2.2 Kategori Utama Meta Tag</text:h>
        <text:p text:style-name="P37">Identitas digital ini terdiri dari beberapa jenis informasi:</text:p>
        <text:list text:style-name="L2">
          <text:list-item>
            <text:p text:style-name="P47"><text:span text:style-name="T1">Informasi Teknis untuk Browser</text:span>:</text:p>
            <text:list>
              <text:list-item>
                <text:p text:style-name="P56"><text:soft-page-break/><text:span text:style-name="Source_20_Text"><text:span text:style-name="T6">charset</text:span></text:span><text:span text:style-name="T3">: Memberi tahu browser "bahasa" atau set karakter apa yang digunakan untuk menampilkan teks dengan benar, mencegah munculnya karakter aneh.</text:span></text:p>
              </text:list-item>
              <text:list-item>
                <text:p text:style-name="P56"><text:span text:style-name="Source_20_Text"><text:span text:style-name="T6">viewport</text:span></text:span><text:span text:style-name="T3">: Memberi instruksi kepada browser di perangkat mobile cara menyesuaikan skala halaman agar pas dan dapat dibaca di layar kecil.</text:span></text:p>
              </text:list-item>
            </text:list>
          </text:list-item>
          <text:list-item>
            <text:p text:style-name="P47"><text:span text:style-name="T1">Informasi Pemasaran untuk Mesin Pencari (SEO)</text:span>:</text:p>
            <text:list>
              <text:list-item>
                <text:p text:style-name="P56"><text:span text:style-name="Source_20_Text"><text:span text:style-name="T6">description</text:span></text:span><text:span text:style-name="T3">: Ini adalah "pitch" singkat halaman Anda kepada pengguna di hasil pencarian Google. Deskripsi yang menarik dapat meningkatkan rasio klik.</text:span></text:p>
              </text:list-item>
              <text:list-item>
                <text:p text:style-name="P56"><text:span text:style-name="Source_20_Text"><text:span text:style-name="T6">robots</text:span></text:span><text:span text:style-name="T3">: Berfungsi sebagai rambu-rambu "Dilarang Masuk" atau "Silakan Masuk" bagi robot mesin pencari.</text:span></text:p>
              </text:list-item>
            </text:list>
          </text:list-item>
          <text:list-item>
            <text:p text:style-name="P47"><text:span text:style-name="T1">Informasi Pratinjau untuk Media Sosial</text:span>:</text:p>
            <text:list>
              <text:list-item>
                <text:p text:style-name="P56"><text:span text:style-name="Source_20_Text"><text:span text:style-name="T6">og:title</text:span></text:span><text:span text:style-name="T3">, </text:span><text:span text:style-name="Source_20_Text"><text:span text:style-name="T6">og:image</text:span></text:span><text:span text:style-name="T3">: Protokol Open Graph (og) memastikan bahwa ketika tautan halaman dibagikan di Facebook atau LinkedIn, judul dan gambar yang ditampilkan menarik dan relevan.</text:span></text:p>
              </text:list-item>
              <text:list-item>
                <text:p text:style-name="P56"><text:span text:style-name="Source_20_Text"><text:span text:style-name="T6">twitter:card</text:span></text:span><text:span text:style-name="T3">: Fungsinya serupa dengan Open Graph, tetapi dikhususkan untuk optimalisasi tampilan di platform Twitter.</text:span></text:p>
              </text:list-item>
            </text:list>
          </text:list-item>
        </text:list>
        <text:h text:style-name="P9" text:outline-level="4">2.3 Implementasi dalam Kode</text:h>
        <text:p text:style-name="P63"><text:span text:style-name="T3">Meta tag ini ditempatkan di dalam "kepala" atau </text:span><text:span text:style-name="Source_20_Text"><text:span text:style-name="T6">&lt;head&gt;</text:span></text:span><text:span text:style-name="T3"> dari dokumen HTML, sebagai berikut:</text:span></text:p>
        <text:p text:style-name="P74">HTML</text:p>
        <text:p text:style-name="P21"><text:span text:style-name="Source_20_Text"><text:span text:style-name="T8">&lt;</text:span></text:span><text:span text:style-name="Source_20_Text"><text:span text:style-name="T10">head</text:span></text:span><text:span text:style-name="Source_20_Text"><text:span text:style-name="T8">&gt;</text:span></text:span></text:p>
        <text:p text:style-name="P22"><text:span text:style-name="Source_20_Text"><text:span text:style-name="T9"><text:s text:c="2"/></text:span></text:span><text:span text:style-name="Source_20_Text"><text:span text:style-name="T8">&lt;</text:span></text:span><text:span text:style-name="Source_20_Text"><text:span text:style-name="T10">meta</text:span></text:span><text:span text:style-name="Source_20_Text"><text:span text:style-name="T8"> </text:span></text:span><text:span text:style-name="Source_20_Text"><text:span text:style-name="T11">charset</text:span></text:span><text:span text:style-name="Source_20_Text"><text:span text:style-name="T8">=</text:span></text:span><text:span text:style-name="Source_20_Text"><text:span text:style-name="T12">"UTF-8"</text:span></text:span><text:span text:style-name="Source_20_Text"><text:span text:style-name="T8">&gt;</text:span></text:span></text:p>
        <text:p text:style-name="P22"><text:span text:style-name="Source_20_Text"><text:span text:style-name="T9"><text:s text:c="2"/></text:span></text:span><text:span text:style-name="Source_20_Text"><text:span text:style-name="T8">&lt;</text:span></text:span><text:span text:style-name="Source_20_Text"><text:span text:style-name="T10">meta</text:span></text:span><text:span text:style-name="Source_20_Text"><text:span text:style-name="T8"> </text:span></text:span><text:span text:style-name="Source_20_Text"><text:span text:style-name="T11">name</text:span></text:span><text:span text:style-name="Source_20_Text"><text:span text:style-name="T8">=</text:span></text:span><text:span text:style-name="Source_20_Text"><text:span text:style-name="T12">"viewport"</text:span></text:span><text:span text:style-name="Source_20_Text"><text:span text:style-name="T8"> </text:span></text:span><text:span text:style-name="Source_20_Text"><text:span text:style-name="T11">content</text:span></text:span><text:span text:style-name="Source_20_Text"><text:span text:style-name="T8">=</text:span></text:span><text:span text:style-name="Source_20_Text"><text:span text:style-name="T12">"width=device-width, initial-scale=1.0"</text:span></text:span><text:span text:style-name="Source_20_Text"><text:span text:style-name="T8">&gt;</text:span></text:span></text:p>
        <text:p text:style-name="P24"/>
        <text:p text:style-name="P22"><text:span text:style-name="Source_20_Text"><text:span text:style-name="T9"><text:s text:c="2"/></text:span></text:span><text:span text:style-name="Source_20_Text"><text:span text:style-name="T8">&lt;</text:span></text:span><text:span text:style-name="Source_20_Text"><text:span text:style-name="T10">meta</text:span></text:span><text:span text:style-name="Source_20_Text"><text:span text:style-name="T8"> </text:span></text:span><text:span text:style-name="Source_20_Text"><text:span text:style-name="T11">name</text:span></text:span><text:span text:style-name="Source_20_Text"><text:span text:style-name="T8">=</text:span></text:span><text:span text:style-name="Source_20_Text"><text:span text:style-name="T12">"description"</text:span></text:span><text:span text:style-name="Source_20_Text"><text:span text:style-name="T8"> </text:span></text:span><text:span text:style-name="Source_20_Text"><text:span text:style-name="T11">content</text:span></text:span><text:span text:style-name="Source_20_Text"><text:span text:style-name="T8">=</text:span></text:span><text:span text:style-name="Source_20_Text"><text:span text:style-name="T12">"Pelajari dasar pengembangan web modern di sini."</text:span></text:span><text:span text:style-name="Source_20_Text"><text:span text:style-name="T8">&gt;</text:span></text:span></text:p>
        <text:p text:style-name="P22"><text:span text:style-name="Source_20_Text"><text:span text:style-name="T9"><text:s text:c="2"/></text:span></text:span><text:span text:style-name="Source_20_Text"><text:span text:style-name="T8">&lt;</text:span></text:span><text:span text:style-name="Source_20_Text"><text:span text:style-name="T10">meta</text:span></text:span><text:span text:style-name="Source_20_Text"><text:span text:style-name="T8"> </text:span></text:span><text:span text:style-name="Source_20_Text"><text:span text:style-name="T11">property</text:span></text:span><text:span text:style-name="Source_20_Text"><text:span text:style-name="T8">=</text:span></text:span><text:span text:style-name="Source_20_Text"><text:span text:style-name="T12">"og:title"</text:span></text:span><text:span text:style-name="Source_20_Text"><text:span text:style-name="T8"> </text:span></text:span><text:span text:style-name="Source_20_Text"><text:span text:style-name="T11">content</text:span></text:span><text:span text:style-name="Source_20_Text"><text:span text:style-name="T8">=</text:span></text:span><text:span text:style-name="Source_20_Text"><text:span text:style-name="T12">"Panduan Lengkap Dasar Web"</text:span></text:span><text:span text:style-name="Source_20_Text"><text:span text:style-name="T8">&gt;</text:span></text:span></text:p>
        <text:p text:style-name="P22"><text:span text:style-name="Source_20_Text"><text:span text:style-name="T8">&lt;/</text:span></text:span><text:span text:style-name="Source_20_Text"><text:span text:style-name="T10">head</text:span></text:span><text:span text:style-name="Source_20_Text"><text:span text:style-name="T8">&gt;</text:span></text:span></text:p>
        <text:p text:style-name="Horizontal_20_Line"/>
        <text:h text:style-name="P8" text:outline-level="3"><text:span text:style-name="T4">BAB 3: </text:span><text:span text:style-name="Source_20_Text"><text:span text:style-name="T7">&lt;div&gt;</text:span></text:span><text:span text:style-name="T4"> SEBAGAI KERANGKA LAYOUT FLEKSIBEL</text:span></text:h>
        <text:h text:style-name="P19" text:outline-level="4"><text:span text:style-name="T5">3.1 Filosofi </text:span><text:span text:style-name="Source_20_Text"><text:span text:style-name="T6">&lt;div&gt;</text:span></text:span><text:span text:style-name="T5">: Sebuah Kontainer Universal</text:span></text:h>
        <text:p text:style-name="P63"><text:span text:style-name="T3">Anggaplah </text:span><text:span text:style-name="Source_20_Text"><text:span text:style-name="T6">&lt;div&gt;</text:span></text:span><text:span text:style-name="T3"> sebagai sebuah balok LEGO transparan atau sebuah kotak kosong. Secara inheren, ia tidak memiliki bentuk, warna, atau fungsi spesifik. Nilainya terletak pada kemampuannya untuk menjadi apa saja. Filosofi </text:span><text:span text:style-name="Source_20_Text"><text:span text:style-name="T6">&lt;div&gt;</text:span></text:span><text:span text:style-name="T3"> adalah sebagai elemen "non-semantik", artinya ia tidak mendeskripsikan kontennya. Sebaliknya, tugasnya murni sebagai pembungkus atau pengelompok untuk tujuan penataan. Ini membedakannya dari elemen semantik seperti </text:span><text:span text:style-name="Source_20_Text"><text:span text:style-name="T6">&lt;article&gt;</text:span></text:span><text:span text:style-name="T3"> (untuk konten artikel) atau </text:span><text:span text:style-name="Source_20_Text"><text:span text:style-name="T6">&lt;nav&gt;</text:span></text:span><text:span text:style-name="T3"> (untuk navigasi).</text:span></text:p>
        <text:h text:style-name="P9" text:outline-level="4">3.2 Aplikasi Praktis dalam Desain</text:h>
        <text:p text:style-name="P37">Dalam praktiknya, "kotak kosong" ini menjadi alat paling kuat untuk membangun struktur visual halaman web.</text:p>
        <text:list text:style-name="L3">
          <text:list-item>
            <text:p text:style-name="P66"><text:soft-page-break/><text:span text:style-name="T4">Menciptakan Kompartemen Struktural</text:span><text:span text:style-name="T3">: </text:span><text:span text:style-name="Source_20_Text"><text:span text:style-name="T6">&lt;div&gt;</text:span></text:span><text:span text:style-name="T3"> digunakan untuk mempartisi halaman menjadi bagian-bagian logis yang besar (seperti </text:span><text:span text:style-name="Source_20_Text"><text:span text:style-name="T6">wrapper</text:span></text:span><text:span text:style-name="T3">, </text:span><text:span text:style-name="Source_20_Text"><text:span text:style-name="T6">main-content</text:span></text:span><text:span text:style-name="T3">, </text:span><text:span text:style-name="Source_20_Text"><text:span text:style-name="T6">sidebar</text:span></text:span><text:span text:style-name="T3">) hingga ke unit-unit terkecil (seperti </text:span><text:span text:style-name="Source_20_Text"><text:span text:style-name="T6">card</text:span></text:span><text:span text:style-name="T3">, </text:span><text:span text:style-name="Source_20_Text"><text:span text:style-name="T6">profile-picture-container</text:span></text:span><text:span text:style-name="T3">).</text:span></text:p>
            <text:p text:style-name="P75">HTML</text:p>
            <text:p text:style-name="P26"><text:span text:style-name="Source_20_Text"><text:span text:style-name="T8">&lt;</text:span></text:span><text:span text:style-name="Source_20_Text"><text:span text:style-name="T10">div</text:span></text:span><text:span text:style-name="Source_20_Text"><text:span text:style-name="T8"> </text:span></text:span><text:span text:style-name="Source_20_Text"><text:span text:style-name="T11">class</text:span></text:span><text:span text:style-name="Source_20_Text"><text:span text:style-name="T8">=</text:span></text:span><text:span text:style-name="Source_20_Text"><text:span text:style-name="T12">"product-card"</text:span></text:span><text:span text:style-name="Source_20_Text"><text:span text:style-name="T8">&gt;</text:span></text:span></text:p>
            <text:p text:style-name="P25"><text:span text:style-name="Source_20_Text"><text:span text:style-name="T9"><text:s text:c="2"/></text:span></text:span><text:span text:style-name="Source_20_Text"><text:span text:style-name="T8">&lt;</text:span></text:span><text:span text:style-name="Source_20_Text"><text:span text:style-name="T10">div</text:span></text:span><text:span text:style-name="Source_20_Text"><text:span text:style-name="T8"> </text:span></text:span><text:span text:style-name="Source_20_Text"><text:span text:style-name="T11">class</text:span></text:span><text:span text:style-name="Source_20_Text"><text:span text:style-name="T8">=</text:span></text:span><text:span text:style-name="Source_20_Text"><text:span text:style-name="T12">"product-image"</text:span></text:span><text:span text:style-name="Source_20_Text"><text:span text:style-name="T8">&gt;...&lt;/</text:span></text:span><text:span text:style-name="Source_20_Text"><text:span text:style-name="T10">div</text:span></text:span><text:span text:style-name="Source_20_Text"><text:span text:style-name="T8">&gt;</text:span></text:span></text:p>
            <text:p text:style-name="P25"><text:span text:style-name="Source_20_Text"><text:span text:style-name="T9"><text:s text:c="2"/></text:span></text:span><text:span text:style-name="Source_20_Text"><text:span text:style-name="T8">&lt;</text:span></text:span><text:span text:style-name="Source_20_Text"><text:span text:style-name="T10">div</text:span></text:span><text:span text:style-name="Source_20_Text"><text:span text:style-name="T8"> </text:span></text:span><text:span text:style-name="Source_20_Text"><text:span text:style-name="T11">class</text:span></text:span><text:span text:style-name="Source_20_Text"><text:span text:style-name="T8">=</text:span></text:span><text:span text:style-name="Source_20_Text"><text:span text:style-name="T12">"product-info"</text:span></text:span><text:span text:style-name="Source_20_Text"><text:span text:style-name="T8">&gt;...&lt;/</text:span></text:span><text:span text:style-name="Source_20_Text"><text:span text:style-name="T10">div</text:span></text:span><text:span text:style-name="Source_20_Text"><text:span text:style-name="T8">&gt;</text:span></text:span></text:p>
            <text:p text:style-name="P25"><text:span text:style-name="Source_20_Text"><text:span text:style-name="T8">&lt;/</text:span></text:span><text:span text:style-name="Source_20_Text"><text:span text:style-name="T10">div</text:span></text:span><text:span text:style-name="Source_20_Text"><text:span text:style-name="T8">&gt;</text:span></text:span></text:p>
          </text:list-item>
          <text:list-item>
            <text:p text:style-name="P66"><text:span text:style-name="T4">Menjadi Kanvas untuk Lukisan CSS</text:span><text:span text:style-name="T3">: Karena </text:span><text:span text:style-name="Source_20_Text"><text:span text:style-name="T6">&lt;div&gt;</text:span></text:span><text:span text:style-name="T3"> adalah wadah, ia menjadi target sempurna untuk "dilukis" dengan CSS. Dengan menambahkan </text:span><text:span text:style-name="Source_20_Text"><text:span text:style-name="T6">class</text:span></text:span><text:span text:style-name="T3"> atau </text:span><text:span text:style-name="Source_20_Text"><text:span text:style-name="T6">id</text:span></text:span><text:span text:style-name="T3"> pada </text:span><text:span text:style-name="Source_20_Text"><text:span text:style-name="T6">&lt;div&gt;</text:span></text:span><text:span text:style-name="T3">, desainer dapat mengontrol segalanya: dimensi, posisi, warna, bayangan, dan interaksi. Ini adalah fondasi dari teknik layout modern seperti Flexbox dan Grid.</text:span></text:p>
            <text:p text:style-name="P75">CSS</text:p>
            <text:p text:style-name="P26"><text:span text:style-name="Source_20_Text"><text:span text:style-name="T13">.product-card</text:span></text:span><text:span text:style-name="Source_20_Text"><text:span text:style-name="T8"> {</text:span></text:span></text:p>
            <text:p text:style-name="P25"><text:span text:style-name="Source_20_Text"><text:span text:style-name="T9"><text:s text:c="2"/></text:span></text:span><text:span text:style-name="Source_20_Text"><text:span text:style-name="T8">width: </text:span></text:span><text:span text:style-name="Source_20_Text"><text:span text:style-name="T11">300px</text:span></text:span><text:span text:style-name="Source_20_Text"><text:span text:style-name="T8">;</text:span></text:span></text:p>
            <text:p text:style-name="P25"><text:span text:style-name="Source_20_Text"><text:span text:style-name="T9"><text:s text:c="2"/></text:span></text:span><text:span text:style-name="Source_20_Text"><text:span text:style-name="T8">border: </text:span></text:span><text:span text:style-name="Source_20_Text"><text:span text:style-name="T11">1px</text:span></text:span><text:span text:style-name="Source_20_Text"><text:span text:style-name="T8"> solid </text:span></text:span><text:span text:style-name="Source_20_Text"><text:span text:style-name="T11">#ccc</text:span></text:span><text:span text:style-name="Source_20_Text"><text:span text:style-name="T8">;</text:span></text:span></text:p>
            <text:p text:style-name="P25"><text:span text:style-name="Source_20_Text"><text:span text:style-name="T9"><text:s text:c="2"/></text:span></text:span><text:span text:style-name="Source_20_Text"><text:span text:style-name="T8">box-shadow: </text:span></text:span><text:span text:style-name="Source_20_Text"><text:span text:style-name="T11">2px</text:span></text:span><text:span text:style-name="Source_20_Text"><text:span text:style-name="T8"> </text:span></text:span><text:span text:style-name="Source_20_Text"><text:span text:style-name="T11">2px</text:span></text:span><text:span text:style-name="Source_20_Text"><text:span text:style-name="T8"> </text:span></text:span><text:span text:style-name="Source_20_Text"><text:span text:style-name="T11">5px</text:span></text:span><text:span text:style-name="Source_20_Text"><text:span text:style-name="T8"> </text:span></text:span><text:span text:style-name="Source_20_Text"><text:span text:style-name="T14">rgba</text:span></text:span><text:span text:style-name="Source_20_Text"><text:span text:style-name="T8">(</text:span></text:span><text:span text:style-name="Source_20_Text"><text:span text:style-name="T11">0</text:span></text:span><text:span text:style-name="Source_20_Text"><text:span text:style-name="T8">,</text:span></text:span><text:span text:style-name="Source_20_Text"><text:span text:style-name="T11">0</text:span></text:span><text:span text:style-name="Source_20_Text"><text:span text:style-name="T8">,</text:span></text:span><text:span text:style-name="Source_20_Text"><text:span text:style-name="T11">0</text:span></text:span><text:span text:style-name="Source_20_Text"><text:span text:style-name="T8">,</text:span></text:span><text:span text:style-name="Source_20_Text"><text:span text:style-name="T11">0.1</text:span></text:span><text:span text:style-name="Source_20_Text"><text:span text:style-name="T8">);</text:span></text:span></text:p>
            <text:p text:style-name="P28"><text:span text:style-name="Source_20_Text"><text:span text:style-name="T8">}</text:span></text:span></text:p>
          </text:list-item>
        </text:list>
        <text:p text:style-name="Horizontal_20_Line"/>
        <text:h text:style-name="P1" text:outline-level="3">BAB 4: EVOLUSI BORDER TABEL: DARI ATRIBUT KE CSS</text:h>
        <text:h text:style-name="P19" text:outline-level="4"><text:span text:style-name="T5">4.1 Pendekatan Klasik: Atribut </text:span><text:span text:style-name="Source_20_Text"><text:span text:style-name="T6">border</text:span></text:span><text:span text:style-name="T5"> HTML</text:span></text:h>
        <text:p text:style-name="P63"><text:span text:style-name="T3">Di masa awal web, untuk menambahkan garis pada tabel, pengembang menggunakan atribut langsung di dalam tag HTML: </text:span><text:span text:style-name="Source_20_Text"><text:span text:style-name="T6">&lt;table border="1"&gt;</text:span></text:span><text:span text:style-name="T3">. Pendekatan ini cepat dan mudah, tetapi memiliki kelemahan fundamental: ia mencampurkan struktur dokumen (HTML) dengan presentasi visual (styling). Ini seperti menulis warna cat langsung di denah arsitektur, sebuah praktik yang tidak efisien dan sulit dikelola dalam proyek besar.</text:span></text:p>
        <text:h text:style-name="P9" text:outline-level="4">4.2 Standar Modern: Kendali Penuh dengan CSS</text:h>
        <text:p text:style-name="P37">Praktik pengembangan web modern sangat menekankan pemisahan antara struktur dan gaya. Oleh karena itu, semua styling, termasuk border tabel, kini sepenuhnya dikelola oleh CSS. Pendekatan ini menawarkan presisi dan fleksibilitas yang jauh lebih tinggi.</text:p>
        <text:list text:style-name="L4">
          <text:list-item>
            <text:p text:style-name="P68"><text:span text:style-name="T4">Properti Kunci</text:span><text:span text:style-name="T3">: </text:span><text:span text:style-name="Source_20_Text"><text:span text:style-name="T6">border</text:span></text:span><text:span text:style-name="T3">, </text:span><text:span text:style-name="Source_20_Text"><text:span text:style-name="T6">border-spacing</text:span></text:span><text:span text:style-name="T3">, dan </text:span><text:span text:style-name="Source_20_Text"><text:span text:style-name="T6">border-collapse</text:span></text:span><text:span text:style-name="T3"> adalah properti CSS yang menjadi alat utamanya.</text:span></text:p>
          </text:list-item>
          <text:list-item>
            <text:p text:style-name="P68"><text:span text:style-name="Source_20_Text"><text:span text:style-name="T7">border-collapse</text:span></text:span><text:span text:style-name="T3">: Properti ini sangat penting. Dengan nilai </text:span><text:span text:style-name="Source_20_Text"><text:span text:style-name="T6">collapse</text:span></text:span><text:span text:style-name="T3">, ia menyatukan border antar sel menjadi satu garis tipis yang rapi, menghasilkan tampilan yang jauh lebih profesional dibandingkan model border ganda bawaan.</text:span></text:p>
          </text:list-item>
        </text:list>
        <text:p text:style-name="P74">CSS</text:p>
        <text:p text:style-name="P21"><text:span text:style-name="Source_20_Text"><text:span text:style-name="T15">/* Standar styling tabel modern */</text:span></text:span></text:p>
        <text:p text:style-name="P22"><text:soft-page-break/><text:span text:style-name="Source_20_Text"><text:span text:style-name="T10">table</text:span></text:span><text:span text:style-name="Source_20_Text"><text:span text:style-name="T8"> {</text:span></text:span></text:p>
        <text:p text:style-name="P22"><text:span text:style-name="Source_20_Text"><text:span text:style-name="T9"><text:s text:c="2"/></text:span></text:span><text:span text:style-name="Source_20_Text"><text:span text:style-name="T8">border-collapse: collapse; </text:span></text:span><text:span text:style-name="Source_20_Text"><text:span text:style-name="T15">/* Kunci untuk border yang rapi */</text:span></text:span></text:p>
        <text:p text:style-name="P22"><text:span text:style-name="Source_20_Text"><text:span text:style-name="T9"><text:s text:c="2"/></text:span></text:span><text:span text:style-name="Source_20_Text"><text:span text:style-name="T8">width: </text:span></text:span><text:span text:style-name="Source_20_Text"><text:span text:style-name="T11">100%</text:span></text:span><text:span text:style-name="Source_20_Text"><text:span text:style-name="T8">;</text:span></text:span></text:p>
        <text:p text:style-name="P24"><text:span text:style-name="Source_20_Text"><text:span text:style-name="T8">}</text:span></text:span></text:p>
        <text:p text:style-name="P24"/>
        <text:p text:style-name="P22"><text:span text:style-name="Source_20_Text"><text:span text:style-name="T10">th</text:span></text:span><text:span text:style-name="Source_20_Text"><text:span text:style-name="T8">, </text:span></text:span><text:span text:style-name="Source_20_Text"><text:span text:style-name="T10">td</text:span></text:span><text:span text:style-name="Source_20_Text"><text:span text:style-name="T8"> {</text:span></text:span></text:p>
        <text:p text:style-name="P22"><text:span text:style-name="Source_20_Text"><text:span text:style-name="T9"><text:s text:c="2"/></text:span></text:span><text:span text:style-name="Source_20_Text"><text:span text:style-name="T8">border: </text:span></text:span><text:span text:style-name="Source_20_Text"><text:span text:style-name="T11">1px</text:span></text:span><text:span text:style-name="Source_20_Text"><text:span text:style-name="T8"> solid </text:span></text:span><text:span text:style-name="Source_20_Text"><text:span text:style-name="T11">#e0e0e0</text:span></text:span><text:span text:style-name="Source_20_Text"><text:span text:style-name="T8">; </text:span></text:span><text:span text:style-name="Source_20_Text"><text:span text:style-name="T15">/* Border tipis, modern */</text:span></text:span></text:p>
        <text:p text:style-name="P22"><text:span text:style-name="Source_20_Text"><text:span text:style-name="T9"><text:s text:c="2"/></text:span></text:span><text:span text:style-name="Source_20_Text"><text:span text:style-name="T8">padding: </text:span></text:span><text:span text:style-name="Source_20_Text"><text:span text:style-name="T11">12px</text:span></text:span><text:span text:style-name="Source_20_Text"><text:span text:style-name="T8">;</text:span></text:span></text:p>
        <text:p text:style-name="P22"><text:span text:style-name="Source_20_Text"><text:span text:style-name="T9"><text:s text:c="2"/></text:span></text:span><text:span text:style-name="Source_20_Text"><text:span text:style-name="T8">text-align: left;</text:span></text:span></text:p>
        <text:p text:style-name="P24"><text:span text:style-name="Source_20_Text"><text:span text:style-name="T8">}</text:span></text:span></text:p>
        <text:h text:style-name="P9" text:outline-level="4">4.3 Prinsip Penggunaan Tabel yang Benar</text:h>
        <text:p text:style-name="P33">Evolusi ini menegaskan sebuah prinsip penting: <text:span text:style-name="T1">gunakan alat sesuai fungsinya</text:span>.</text:p>
        <text:list text:style-name="L5">
          <text:list-item>
            <text:p text:style-name="P70"><text:span text:style-name="T4">Tabel untuk Data</text:span><text:span text:style-name="T3">: </text:span><text:span text:style-name="Source_20_Text"><text:span text:style-name="T6">&lt;table&gt;</text:span></text:span><text:span text:style-name="T3"> dirancang khusus untuk menyajikan data tabular—informasi yang memiliki hubungan baris dan kolom yang jelas, seperti laporan keuangan atau jadwal.</text:span></text:p>
          </text:list-item>
          <text:list-item>
            <text:p text:style-name="P70"><text:span text:style-name="T4">Div untuk Layout</text:span><text:span text:style-name="T3">: Untuk membangun struktur atau tata letak halaman (kolom, baris, kartu), gunakan </text:span><text:span text:style-name="Source_20_Text"><text:span text:style-name="T6">&lt;div&gt;</text:span></text:span><text:span text:style-name="T3"> yang dikombinasikan dengan CSS Flexbox atau Grid. Menggunakan tabel untuk layout adalah praktik usang yang merusak aksesibilitas dan responsivitas.</text:span></text:p>
          </text:list-item>
        </text:list>
        <text:p text:style-name="Horizontal_20_Line"/>
        <text:h text:style-name="P1" text:outline-level="3">SINTESIS DAN REKOMENDASI</text:h>
        <text:h text:style-name="P9" text:outline-level="4">Sintesis Prinsip Inti</text:h>
        <text:p text:style-name="P37">Dari analisis di atas, beberapa prinsip fundamental dapat disintesis:</text:p>
        <text:list text:style-name="L6">
          <text:list-item>
            <text:p text:style-name="P50"><text:span text:style-name="T1">Arsitektur Persuasi</text:span>: Landing page bukanlah sekadar halaman, melainkan sebuah alur arsitektural yang dirancang untuk persuasi.</text:p>
          </text:list-item>
          <text:list-item>
            <text:p text:style-name="P50"><text:span text:style-name="T1">Identitas Terprogram</text:span>: Meta tag berfungsi sebagai identitas halaman yang berkomunikasi secara aktif dengan ekosistem web (browser, mesin pencari, media sosial).</text:p>
          </text:list-item>
          <text:list-item>
            <text:p text:style-name="P72"><text:span text:style-name="T4">Modularitas Fleksibel</text:span><text:span text:style-name="T3">: </text:span><text:span text:style-name="Source_20_Text"><text:span text:style-name="T6">&lt;div&gt;</text:span></text:span><text:span text:style-name="T3"> adalah unit modular dasar yang menyediakan fleksibilitas tak terbatas untuk membangun kerangka visual apa pun melalui CSS.</text:span></text:p>
          </text:list-item>
          <text:list-item>
            <text:p text:style-name="P50"><text:span text:style-name="T1">Pemisahan Tugas</text:span>: Pemisahan tegas antara struktur (HTML) dan presentasi (CSS) adalah pilar praktik pengembangan web modern, seperti yang dicontohkan pada evolusi styling tabel.</text:p>
          </text:list-item>
        </text:list>
        <text:h text:style-name="P9" text:outline-level="4">Rekomendasi Strategis</text:h>
        <text:p text:style-name="P37">Berdasarkan prinsip tersebut, berikut adalah rekomendasi strategis dalam pengembangan web:</text:p>
        <text:list text:style-name="L7">
          <text:list-item>
            <text:p text:style-name="P53"><text:span text:style-name="T1">Rancang Alur Pengguna</text:span>: Sebelum menulis kode, petakan alur visual dan fungsional pada landing page untuk memastikan setiap komponen memiliki tujuan yang jelas.</text:p>
          </text:list-item>
          <text:list-item>
            <text:p text:style-name="P53"><text:soft-page-break/><text:span text:style-name="T1">Prioritaskan Meta Tag</text:span>: Jadikan pengisian meta tag sebagai bagian tak terpisahkan dari daftar periksa publikasi halaman untuk memaksimalkan visibilitas.</text:p>
          </text:list-item>
          <text:list-item>
            <text:p text:style-name="P73"><text:span text:style-name="T4">Manfaatkan CSS Modern</text:span><text:span text:style-name="T3">: Kuasai dan terapkan CSS Flexbox dan Grid pada </text:span><text:span text:style-name="Source_20_Text"><text:span text:style-name="T6">&lt;div&gt;</text:span></text:span><text:span text:style-name="T3"> untuk menciptakan layout yang efisien, responsif, dan mudah dipelihara. Hindari jalan pintas usang seperti menggunakan tabel untuk layout.</text:span></text:p>
          </text:list-item>
        </text:list>
        <text:p text:style-name="Horizontal_20_Line"/>
        <text:h text:style-name="P1" text:outline-level="3">DAFTAR PUSTAKA</text:h>
        <text:p text:style-name="P62"><text:soft-page-break/><text:span text:style-name="T3">[Daftar sumber pustaka dan referensi yang digunakan dalam penyusunan makalah ini]</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9T15:39:33.404560373</meta:creation-date>
    <dc:date>2025-07-29T15:42:13.345173097</dc:date>
    <meta:editing-duration>PT2M41S</meta:editing-duration>
    <meta:editing-cycles>1</meta:editing-cycles>
    <meta:document-statistic meta:table-count="0" meta:image-count="0" meta:object-count="0" meta:page-count="7" meta:paragraph-count="109" meta:word-count="1301" meta:character-count="10597" meta:non-whitespace-character-count="9404"/>
    <meta:generator>LibreOffice/24.2.7.2$Linux_X86_64 LibreOffice_project/420$Build-2</meta:generator>
  </office:meta>
</office:document-meta>
</file>